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Electronics 2.0 Kit”</text:p>
            <text:p text:style-name="P1">make.rrrf.org/electronics-2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date>2007-12-11T17:23:54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70" meta:character-count="2280"/>
  </office:meta>
</office:document-meta>
</file>